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atin Modern Math" svg:font-family="'Latin Modern Math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4.436cm"/>
    </style:style>
    <style:style style:name="co12" style:family="table-column">
      <style:table-column-properties fo:break-before="auto" style:column-width="3.03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solidated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8"/>
        <table:table-column table:style-name="co3" table:default-cell-style-name="ce31"/>
        <table:table-column table:style-name="co4" table:default-cell-style-name="ce34"/>
        <table:table-row table:style-name="ro1">
          <table:table-cell table:style-name="ce25" office:value-type="string" calcext:value-type="string">
            <text:p>SN</text:p>
          </table:table-cell>
          <table:table-cell table:style-name="ce27" office:value-type="string" calcext:value-type="string">
            <text:p>ID</text:p>
          </table:table-cell>
          <table:table-cell table:style-name="ce30" office:value-type="string" calcext:value-type="string">
            <text:p>Name</text:p>
          </table:table-cell>
          <table:table-cell table:style-name="ce27" office:value-type="string" calcext:value-type="string">
            <text:p>Class Test 1 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2530066</text:p>
          </table:table-cell>
          <table:table-cell office:value-type="string" calcext:value-type="string">
            <text:p>Ananyo Sen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2530067</text:p>
          </table:table-cell>
          <table:table-cell office:value-type="string" calcext:value-type="string">
            <text:p>Anindya Midhey</text:p>
          </table:table-cell>
          <table:table-cell office:value-type="float" office:value="8.25" calcext:value-type="float">
            <text:p>8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2530068</text:p>
          </table:table-cell>
          <table:table-cell office:value-type="string" calcext:value-type="string">
            <text:p>Anirban Nayak</text:p>
          </table:table-cell>
          <table:table-cell office:value-type="float" office:value="9.75" calcext:value-type="float">
            <text:p>9.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2530069</text:p>
          </table:table-cell>
          <table:table-cell table:style-name="ce32" office:value-type="string" calcext:value-type="string">
            <text:p>Aniruddha Datta</text:p>
          </table:table-cell>
          <table:table-cell office:value-type="float" office:value="7.75" calcext:value-type="float">
            <text:p>7.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2530070</text:p>
          </table:table-cell>
          <table:table-cell office:value-type="string" calcext:value-type="string">
            <text:p>Ankan Ber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2530071</text:p>
          </table:table-cell>
          <table:table-cell office:value-type="string" calcext:value-type="string">
            <text:p>Arkadip Kansabanik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2530072</text:p>
          </table:table-cell>
          <table:table-cell office:value-type="string" calcext:value-type="string">
            <text:p>Arkaprava Jas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2530099</text:p>
          </table:table-cell>
          <table:table-cell office:value-type="string" calcext:value-type="string">
            <text:p>Ashish Kumar Samantaray</text:p>
          </table:table-cell>
          <table:table-cell office:value-type="float" office:value="6.75" calcext:value-type="float">
            <text:p>6.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2530074</text:p>
          </table:table-cell>
          <table:table-cell office:value-type="string" calcext:value-type="string">
            <text:p>Ayan Kumar Batabyal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2530075</text:p>
          </table:table-cell>
          <table:table-cell office:value-type="string" calcext:value-type="string">
            <text:p>Barshneyo Chakraborty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2530077</text:p>
          </table:table-cell>
          <table:table-cell office:value-type="string" calcext:value-type="string">
            <text:p>Indrajeet Kundu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B2530120</text:p>
          </table:table-cell>
          <table:table-cell table:style-name="ce33" office:value-type="string" calcext:value-type="string">
            <text:p>Indranath Bhattacharya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2430049</text:p>
          </table:table-cell>
          <table:table-cell office:value-type="string" calcext:value-type="string">
            <text:p>Jahar Kumar Paul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2530078</text:p>
          </table:table-cell>
          <table:table-cell table:style-name="ce32" office:value-type="string" calcext:value-type="string">
            <text:p>Manas Monda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2530079</text:p>
          </table:table-cell>
          <table:table-cell office:value-type="string" calcext:value-type="string">
            <text:p>Niladri Banerjee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2530081</text:p>
          </table:table-cell>
          <table:table-cell table:style-name="ce32" office:value-type="string" calcext:value-type="string">
            <text:p>Pratik Sarkar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2530096</text:p>
          </table:table-cell>
          <table:table-cell office:value-type="string" calcext:value-type="string">
            <text:p>Pritam Kayal</text:p>
          </table:table-cell>
          <table:table-cell office:value-type="float" office:value="9.75" calcext:value-type="float">
            <text:p>9.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2530097</text:p>
          </table:table-cell>
          <table:table-cell office:value-type="string" calcext:value-type="string">
            <text:p>Rik Halder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2530082</text:p>
          </table:table-cell>
          <table:table-cell office:value-type="string" calcext:value-type="string">
            <text:p>Ritayudh Laha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2530083</text:p>
          </table:table-cell>
          <table:table-cell table:style-name="ce32" office:value-type="string" calcext:value-type="string">
            <text:p>Rupam Da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2530084</text:p>
          </table:table-cell>
          <table:table-cell table:style-name="ce32" office:value-type="string" calcext:value-type="string">
            <text:p>Sagnik Chandra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2530085</text:p>
          </table:table-cell>
          <table:table-cell table:style-name="ce32" office:value-type="string" calcext:value-type="string">
            <text:p>Sahasrangshu Roy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2530086</text:p>
          </table:table-cell>
          <table:table-cell office:value-type="string" calcext:value-type="string">
            <text:p>Sahitya Biswas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2530087</text:p>
          </table:table-cell>
          <table:table-cell office:value-type="string" calcext:value-type="string">
            <text:p>Sayan Ghosh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2530098</text:p>
          </table:table-cell>
          <table:table-cell office:value-type="string" calcext:value-type="string">
            <text:p>Sayan Goswami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2530088</text:p>
          </table:table-cell>
          <table:table-cell office:value-type="string" calcext:value-type="string">
            <text:p>Sovan Pal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2530089</text:p>
          </table:table-cell>
          <table:table-cell office:value-type="string" calcext:value-type="string">
            <text:p>Subhajit Paul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2530090</text:p>
          </table:table-cell>
          <table:table-cell office:value-type="string" calcext:value-type="string">
            <text:p>Subham Dangar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2530091</text:p>
          </table:table-cell>
          <table:table-cell office:value-type="string" calcext:value-type="string">
            <text:p>Tamojit Mondal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2530092</text:p>
          </table:table-cell>
          <table:table-cell table:style-name="ce32" office:value-type="string" calcext:value-type="string">
            <text:p>Tanmoy Pau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2530093</text:p>
          </table:table-cell>
          <table:table-cell office:value-type="string" calcext:value-type="string">
            <text:p>Tuhin Chakraborty</text:p>
          </table:table-cell>
          <table:table-cell/>
        </table:table-row>
      </table:table>
      <table:table table:name="set A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ce35"/>
        <table:table-row table:style-name="ro3">
          <table:table-cell table:style-name="ce35" office:value-type="string" calcext:value-type="string">
            <text:p>Q No</text:p>
          </table:table-cell>
          <table:table-cell table:style-name="ce35"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 table:number-rows-repeated="104855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et B" table:style-name="ta1">
        <table:table-column table:style-name="co5" table:number-columns-repeated="4" table:default-cell-style-name="ce35"/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et C" table:style-name="ta1">
        <table:table-column table:style-name="co5" table:number-columns-repeated="4" table:default-cell-style-name="ce35"/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arks details" table:style-name="ta1">
        <office:forms form:automatic-focus="false" form:apply-design-mode="false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6"/>
        <table:table-column table:style-name="co12" table:default-cell-style-name="ce36"/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shish Kumar Samantaray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]);0;IF([.B2]=[.D2];[.C2];IF([.B2]&lt;&gt;[.D2];-0.25*[.C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]);0;IF([.B3]=[.D3];[.C3];IF([.B3]&lt;&gt;[.D3];-0.25*[.C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]);0;IF([.B4]=[.D4];[.C4];IF([.B4]&lt;&gt;[.D4];-0.25*[.C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5]);0;IF([.B5]=[.D5];[.C5];IF([.B5]&lt;&gt;[.D5];-0.25*[.C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6]);0;IF([.B6]=[.D6];[.C6];IF([.B6]&lt;&gt;[.D6];-0.25*[.C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7]);0;IF([.B7]=[.D7];[.C7];IF([.B7]&lt;&gt;[.D7];-0.25*[.C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8]);0;IF([.B8]=[.D8];[.C8];IF([.B8]&lt;&gt;[.D8];-0.25*[.C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9]);0;IF([.B9]=[.D9];[.C9];IF([.B9]&lt;&gt;[.D9];-0.25*[.C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0]);0;IF([.B10]=[.D10];[.C10];IF([.B10]&lt;&gt;[.D10];-0.25*[.C1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1]);0;IF([.B11]=[.D11];[.C11];IF([.B11]&lt;&gt;[.D11];-0.25*[.C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2]);0;IF([.B12]=[.D12];[.C12];IF([.B12]&lt;&gt;[.D12];-0.25*[.C1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3]);0;IF([.B13]=[.D13];[.C13];IF([.B13]&lt;&gt;[.D13];-0.25*[.C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4]);0;IF([.B14]=[.D14];[.C14];IF([.B14]&lt;&gt;[.D14];-0.25*[.C1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5]);0;IF([.B15]=[.D15];[.C15];IF([.B15]&lt;&gt;[.D15];-0.25*[.C1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6]);0;IF([.B16]=[.D16];[.C16];IF([.B16]&lt;&gt;[.D16];-0.25*[.C1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17]);0;IF([.B17]=[.D17];[.C17];IF([.B17]&lt;&gt;[.D17];-0.25*[.C1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8]);0;IF([.B18]=[.D18];[.C18];IF([.B18]&lt;&gt;[.D18];-0.25*[.C1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:.E18])" office:value-type="float" office:value="6.75" calcext:value-type="float">
            <text:p>6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rkadip Kansabanik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2]);0;IF([.B22]=[.D22];[.C22];IF([.B22]&lt;&gt;[.D22];-0.25*[.C2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3]);0;IF([.B23]=[.D23];[.C23];IF([.B23]&lt;&gt;[.D23];-0.25*[.C2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,D</text:p>
          </table:table-cell>
          <table:table-cell table:formula="of:=IF(ISBLANK([.D24]);0;IF([.B24]=[.D24];[.C24];IF([.B24]&lt;&gt;[.D24];-0.25*[.C2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25]);0;IF([.B25]=[.D25];[.C25];IF([.B25]&lt;&gt;[.D25];-0.25*[.C2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6]);0;IF([.B26]=[.D26];[.C26];IF([.B26]&lt;&gt;[.D26];-0.25*[.C2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7]);0;IF([.B27]=[.D27];[.C27];IF([.B27]&lt;&gt;[.D27];-0.25*[.C2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8]);0;IF([.B28]=[.D28];[.C28];IF([.B28]&lt;&gt;[.D28];-0.25*[.C2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9]);0;IF([.B29]=[.D29];[.C29];IF([.B29]&lt;&gt;[.D29];-0.25*[.C2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30]);0;IF([.B30]=[.D30];[.C30];IF([.B30]&lt;&gt;[.D30];-0.25*[.C30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1]);0;IF([.B31]=[.D31];[.C31];IF([.B31]&lt;&gt;[.D31];-0.25*[.C3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32]);0;IF([.B32]=[.D32];[.C32];IF([.B32]&lt;&gt;[.D32];-0.25*[.C32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3]);0;IF([.B33]=[.D33];[.C33];IF([.B33]&lt;&gt;[.D33];-0.25*[.C3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4]);0;IF([.B34]=[.D34];[.C34];IF([.B34]&lt;&gt;[.D34];-0.25*[.C3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5]);0;IF([.B35]=[.D35];[.C35];IF([.B35]&lt;&gt;[.D35];-0.25*[.C3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6]);0;IF([.B36]=[.D36];[.C36];IF([.B36]&lt;&gt;[.D36];-0.25*[.C3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B,C</text:p>
          </table:table-cell>
          <table:table-cell table:formula="of:=IF(ISBLANK([.D37]);0;IF([.B37]=[.D37];[.C37];IF([.B37]&lt;&gt;[.D37];-0.25*[.C3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8]);0;IF([.B38]=[.D38];[.C38];IF([.B38]&lt;&gt;[.D38];-0.25*[.C3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2:.E38])" office:value-type="float" office:value="9.25" calcext:value-type="float">
            <text:p>9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nanyo Sen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2]);0;IF([.B42]=[.D42];[.C42];IF([.B42]&lt;&gt;[.D42];-0.25*[.C4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3]);0;IF([.B43]=[.D43];[.C43];IF([.B43]&lt;&gt;[.D43];-0.25*[.C4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4]);0;IF([.B44]=[.D44];[.C44];IF([.B44]&lt;&gt;[.D44];-0.25*[.C4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5]);0;IF([.B45]=[.D45];[.C45];IF([.B45]&lt;&gt;[.D45];-0.25*[.C4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6]);0;IF([.B46]=[.D46];[.C46];IF([.B46]&lt;&gt;[.D46];-0.25*[.C4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7]);0;IF([.B47]=[.D47];[.C47];IF([.B47]&lt;&gt;[.D47];-0.25*[.C4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48]);0;IF([.B48]=[.D48];[.C48];IF([.B48]&lt;&gt;[.D48];-0.25*[.C48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9]);0;IF([.B49]=[.D49];[.C49];IF([.B49]&lt;&gt;[.D49];-0.25*[.C49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0]);0;IF([.B50]=[.D50];[.C50];IF([.B50]&lt;&gt;[.D50];-0.25*[.C5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1]);0;IF([.B51]=[.D51];[.C51];IF([.B51]&lt;&gt;[.D51];-0.25*[.C5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2]);0;IF([.B52]=[.D52];[.C52];IF([.B52]&lt;&gt;[.D52];-0.25*[.C5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3]);0;IF([.B53]=[.D53];[.C53];IF([.B53]&lt;&gt;[.D53];-0.25*[.C5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4]);0;IF([.B54]=[.D54];[.C54];IF([.B54]&lt;&gt;[.D54];-0.25*[.C5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ISBLANK([.D55]);0;IF([.B55]=[.D55];[.C55];IF([.B55]&lt;&gt;[.D55];-0.25*[.C55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6]);0;IF([.B56]=[.D56];[.C56];IF([.B56]&lt;&gt;[.D56];-0.25*[.C5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57]);0;IF([.B57]=[.D57];[.C57];IF([.B57]&lt;&gt;[.D57];-0.25*[.C57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8]);0;IF([.B58]=[.D58];[.C58];IF([.B58]&lt;&gt;[.D58];-0.25*[.C5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42:.E58])" office:value-type="float" office:value="11.75" calcext:value-type="float">
            <text:p>11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Indrajeet Kundu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62]);0;IF([.B62]=[.D62];[.C62];IF([.B62]&lt;&gt;[.D62];-0.25*[.C6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63]);0;IF([.B63]=[.D63];[.C63];IF([.B63]&lt;&gt;[.D63];-0.25*[.C6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64]);0;IF([.B64]=[.D64];[.C64];IF([.B64]&lt;&gt;[.D64];-0.25*[.C6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,D</text:p>
          </table:table-cell>
          <table:table-cell table:formula="of:=IF(ISBLANK([.D65]);0;IF([.B65]=[.D65];[.C65];IF([.B65]&lt;&gt;[.D65];-0.25*[.C6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66]);0;IF([.B66]=[.D66];[.C66];IF([.B66]&lt;&gt;[.D66];-0.25*[.C6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67]);0;IF([.B67]=[.D67];[.C67];IF([.B67]&lt;&gt;[.D67];-0.25*[.C6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68]);0;IF([.B68]=[.D68];[.C68];IF([.B68]&lt;&gt;[.D68];-0.25*[.C6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69]);0;IF([.B69]=[.D69];[.C69];IF([.B69]&lt;&gt;[.D69];-0.25*[.C6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70]);0;IF([.B70]=[.D70];[.C70];IF([.B70]&lt;&gt;[.D70];-0.25*[.C70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71]);0;IF([.B71]=[.D71];[.C71];IF([.B71]&lt;&gt;[.D71];-0.25*[.C7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72]);0;IF([.B72]=[.D72];[.C72];IF([.B72]&lt;&gt;[.D72];-0.25*[.C7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73]);0;IF([.B73]=[.D73];[.C73];IF([.B73]&lt;&gt;[.D73];-0.25*[.C7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74]);0;IF([.B74]=[.D74];[.C74];IF([.B74]&lt;&gt;[.D74];-0.25*[.C7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75]);0;IF([.B75]=[.D75];[.C75];IF([.B75]&lt;&gt;[.D75];-0.25*[.C7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76]);0;IF([.B76]=[.D76];[.C76];IF([.B76]&lt;&gt;[.D76];-0.25*[.C7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ISBLANK([.D77]);0;IF([.B77]=[.D77];[.C77];IF([.B77]&lt;&gt;[.D77];-0.25*[.C7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78]);0;IF([.B78]=[.D78];[.C78];IF([.B78]&lt;&gt;[.D78];-0.25*[.C7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62:.E78])" office:value-type="float" office:value="13" calcext:value-type="float">
            <text:p>13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ayan Goswami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82]);0;IF([.B82]=[.D82];[.C82];IF([.B82]&lt;&gt;[.D82];-0.25*[.C8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83]);0;IF([.B83]=[.D83];[.C83];IF([.B83]&lt;&gt;[.D83];-0.25*[.C8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84]);0;IF([.B84]=[.D84];[.C84];IF([.B84]&lt;&gt;[.D84];-0.25*[.C8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85]);0;IF([.B85]=[.D85];[.C85];IF([.B85]&lt;&gt;[.D85];-0.25*[.C8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86]);0;IF([.B86]=[.D86];[.C86];IF([.B86]&lt;&gt;[.D86];-0.25*[.C8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87]);0;IF([.B87]=[.D87];[.C87];IF([.B87]&lt;&gt;[.D87];-0.25*[.C8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88]);0;IF([.B88]=[.D88];[.C88];IF([.B88]&lt;&gt;[.D88];-0.25*[.C88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89]);0;IF([.B89]=[.D89];[.C89];IF([.B89]&lt;&gt;[.D89];-0.25*[.C89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90]);0;IF([.B90]=[.D90];[.C90];IF([.B90]&lt;&gt;[.D90];-0.25*[.C9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91]);0;IF([.B91]=[.D91];[.C91];IF([.B91]&lt;&gt;[.D91];-0.25*[.C9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92]);0;IF([.B92]=[.D92];[.C92];IF([.B92]&lt;&gt;[.D92];-0.25*[.C9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93]);0;IF([.B93]=[.D93];[.C93];IF([.B93]&lt;&gt;[.D93];-0.25*[.C9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94]);0;IF([.B94]=[.D94];[.C94];IF([.B94]&lt;&gt;[.D94];-0.25*[.C9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95]);0;IF([.B95]=[.D95];[.C95];IF([.B95]&lt;&gt;[.D95];-0.25*[.C9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96]);0;IF([.B96]=[.D96];[.C96];IF([.B96]&lt;&gt;[.D96];-0.25*[.C9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97]);0;IF([.B97]=[.D97];[.C97];IF([.B97]&lt;&gt;[.D97];-0.25*[.C9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98]);0;IF([.B98]=[.D98];[.C98];IF([.B98]&lt;&gt;[.D98];-0.25*[.C9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82:.E98])" office:value-type="float" office:value="3.5" calcext:value-type="float">
            <text:p>3.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ayan Ghosh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02]);0;IF([.B102]=[.D102];[.C102];IF([.B102]&lt;&gt;[.D102];-0.25*[.C10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03]);0;IF([.B103]=[.D103];[.C103];IF([.B103]&lt;&gt;[.D103];-0.25*[.C10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04]);0;IF([.B104]=[.D104];[.C104];IF([.B104]&lt;&gt;[.D104];-0.25*[.C10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05]);0;IF([.B105]=[.D105];[.C105];IF([.B105]&lt;&gt;[.D105];-0.25*[.C10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06]);0;IF([.B106]=[.D106];[.C106];IF([.B106]&lt;&gt;[.D106];-0.25*[.C10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07]);0;IF([.B107]=[.D107];[.C107];IF([.B107]&lt;&gt;[.D107];-0.25*[.C10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08]);0;IF([.B108]=[.D108];[.C108];IF([.B108]&lt;&gt;[.D108];-0.25*[.C10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09]);0;IF([.B109]=[.D109];[.C109];IF([.B109]&lt;&gt;[.D109];-0.25*[.C10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10]);0;IF([.B110]=[.D110];[.C110];IF([.B110]&lt;&gt;[.D110];-0.25*[.C11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11]);0;IF([.B111]=[.D111];[.C111];IF([.B111]&lt;&gt;[.D111];-0.25*[.C1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112]);0;IF([.B112]=[.D112];[.C112];IF([.B112]&lt;&gt;[.D112];-0.25*[.C11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13]);0;IF([.B113]=[.D113];[.C113];IF([.B113]&lt;&gt;[.D113];-0.25*[.C1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14]);0;IF([.B114]=[.D114];[.C114];IF([.B114]&lt;&gt;[.D114];-0.25*[.C11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115]);0;IF([.B115]=[.D115];[.C115];IF([.B115]&lt;&gt;[.D115];-0.25*[.C115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16]);0;IF([.B116]=[.D116];[.C116];IF([.B116]&lt;&gt;[.D116];-0.25*[.C11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117]);0;IF([.B117]=[.D117];[.C117];IF([.B117]&lt;&gt;[.D117];-0.25*[.C11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18]);0;IF([.B118]=[.D118];[.C118];IF([.B118]&lt;&gt;[.D118];-0.25*[.C11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102:.E118])" office:value-type="float" office:value="11.25" calcext:value-type="float">
            <text:p>11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ahitya Biswas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22]);0;IF([.B122]=[.D122];[.C122];IF([.B122]&lt;&gt;[.D122];-0.25*[.C12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23]);0;IF([.B123]=[.D123];[.C123];IF([.B123]&lt;&gt;[.D123];-0.25*[.C12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24]);0;IF([.B124]=[.D124];[.C124];IF([.B124]&lt;&gt;[.D124];-0.25*[.C12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25]);0;IF([.B125]=[.D125];[.C125];IF([.B125]&lt;&gt;[.D125];-0.25*[.C12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26]);0;IF([.B126]=[.D126];[.C126];IF([.B126]&lt;&gt;[.D126];-0.25*[.C12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27]);0;IF([.B127]=[.D127];[.C127];IF([.B127]&lt;&gt;[.D127];-0.25*[.C12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28]);0;IF([.B128]=[.D128];[.C128];IF([.B128]&lt;&gt;[.D128];-0.25*[.C12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29]);0;IF([.B129]=[.D129];[.C129];IF([.B129]&lt;&gt;[.D129];-0.25*[.C12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130]);0;IF([.B130]=[.D130];[.C130];IF([.B130]&lt;&gt;[.D130];-0.25*[.C130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31]);0;IF([.B131]=[.D131];[.C131];IF([.B131]&lt;&gt;[.D131];-0.25*[.C13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ISBLANK([.D132]);0;IF([.B132]=[.D132];[.C132];IF([.B132]&lt;&gt;[.D132];-0.25*[.C132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33]);0;IF([.B133]=[.D133];[.C133];IF([.B133]&lt;&gt;[.D133];-0.25*[.C13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34]);0;IF([.B134]=[.D134];[.C134];IF([.B134]&lt;&gt;[.D134];-0.25*[.C13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35]);0;IF([.B135]=[.D135];[.C135];IF([.B135]&lt;&gt;[.D135];-0.25*[.C13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36]);0;IF([.B136]=[.D136];[.C136];IF([.B136]&lt;&gt;[.D136];-0.25*[.C136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37]);0;IF([.B137]=[.D137];[.C137];IF([.B137]&lt;&gt;[.D137];-0.25*[.C13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38]);0;IF([.B138]=[.D138];[.C138];IF([.B138]&lt;&gt;[.D138];-0.25*[.C13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122:.E138])" office:value-type="float" office:value="11.25" calcext:value-type="float">
            <text:p>11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Pritam Kaya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42]);0;IF([.B142]=[.D142];[.C142];IF([.B142]&lt;&gt;[.D142];-0.25*[.C14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43]);0;IF([.B143]=[.D143];[.C143];IF([.B143]&lt;&gt;[.D143];-0.25*[.C14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44]);0;IF([.B144]=[.D144];[.C144];IF([.B144]&lt;&gt;[.D144];-0.25*[.C14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45]);0;IF([.B145]=[.D145];[.C145];IF([.B145]&lt;&gt;[.D145];-0.25*[.C14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46]);0;IF([.B146]=[.D146];[.C146];IF([.B146]&lt;&gt;[.D146];-0.25*[.C14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47]);0;IF([.B147]=[.D147];[.C147];IF([.B147]&lt;&gt;[.D147];-0.25*[.C14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48]);0;IF([.B148]=[.D148];[.C148];IF([.B148]&lt;&gt;[.D148];-0.25*[.C14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49]);0;IF([.B149]=[.D149];[.C149];IF([.B149]&lt;&gt;[.D149];-0.25*[.C14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50]);0;IF([.B150]=[.D150];[.C150];IF([.B150]&lt;&gt;[.D150];-0.25*[.C15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51]);0;IF([.B151]=[.D151];[.C151];IF([.B151]&lt;&gt;[.D151];-0.25*[.C15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52]);0;IF([.B152]=[.D152];[.C152];IF([.B152]&lt;&gt;[.D152];-0.25*[.C15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53]);0;IF([.B153]=[.D153];[.C153];IF([.B153]&lt;&gt;[.D153];-0.25*[.C15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54]);0;IF([.B154]=[.D154];[.C154];IF([.B154]&lt;&gt;[.D154];-0.25*[.C15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55]);0;IF([.B155]=[.D155];[.C155];IF([.B155]&lt;&gt;[.D155];-0.25*[.C15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56]);0;IF([.B156]=[.D156];[.C156];IF([.B156]&lt;&gt;[.D156];-0.25*[.C15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57]);0;IF([.B157]=[.D157];[.C157];IF([.B157]&lt;&gt;[.D157];-0.25*[.C15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58]);0;IF([.B158]=[.D158];[.C158];IF([.B158]&lt;&gt;[.D158];-0.25*[.C15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142:.E158])" office:value-type="float" office:value="9.75" calcext:value-type="float">
            <text:p>9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Rik Halder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62]);0;IF([.B162]=[.D162];[.C162];IF([.B162]&lt;&gt;[.D162];-0.25*[.C16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63]);0;IF([.B163]=[.D163];[.C163];IF([.B163]&lt;&gt;[.D163];-0.25*[.C16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64]);0;IF([.B164]=[.D164];[.C164];IF([.B164]&lt;&gt;[.D164];-0.25*[.C16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165]);0;IF([.B165]=[.D165];[.C165];IF([.B165]&lt;&gt;[.D165];-0.25*[.C16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66]);0;IF([.B166]=[.D166];[.C166];IF([.B166]&lt;&gt;[.D166];-0.25*[.C16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67]);0;IF([.B167]=[.D167];[.C167];IF([.B167]&lt;&gt;[.D167];-0.25*[.C16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68]);0;IF([.B168]=[.D168];[.C168];IF([.B168]&lt;&gt;[.D168];-0.25*[.C168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69]);0;IF([.B169]=[.D169];[.C169];IF([.B169]&lt;&gt;[.D169];-0.25*[.C16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70]);0;IF([.B170]=[.D170];[.C170];IF([.B170]&lt;&gt;[.D170];-0.25*[.C170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71]);0;IF([.B171]=[.D171];[.C171];IF([.B171]&lt;&gt;[.D171];-0.25*[.C17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72]);0;IF([.B172]=[.D172];[.C172];IF([.B172]&lt;&gt;[.D172];-0.25*[.C17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73]);0;IF([.B173]=[.D173];[.C173];IF([.B173]&lt;&gt;[.D173];-0.25*[.C17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174]);0;IF([.B174]=[.D174];[.C174];IF([.B174]&lt;&gt;[.D174];-0.25*[.C17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75]);0;IF([.B175]=[.D175];[.C175];IF([.B175]&lt;&gt;[.D175];-0.25*[.C17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176]);0;IF([.B176]=[.D176];[.C176];IF([.B176]&lt;&gt;[.D176];-0.25*[.C176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77]);0;IF([.B177]=[.D177];[.C177];IF([.B177]&lt;&gt;[.D177];-0.25*[.C17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78]);0;IF([.B178]=[.D178];[.C178];IF([.B178]&lt;&gt;[.D178];-0.25*[.C17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162:.E178])" office:value-type="float" office:value="9.25" calcext:value-type="float">
            <text:p>9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nirban Nayak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182]);0;IF([.B182]=[.D182];[.C182];IF([.B182]&lt;&gt;[.D182];-0.25*[.C18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83]);0;IF([.B183]=[.D183];[.C183];IF([.B183]&lt;&gt;[.D183];-0.25*[.C18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84]);0;IF([.B184]=[.D184];[.C184];IF([.B184]&lt;&gt;[.D184];-0.25*[.C18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85]);0;IF([.B185]=[.D185];[.C185];IF([.B185]&lt;&gt;[.D185];-0.25*[.C18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86]);0;IF([.B186]=[.D186];[.C186];IF([.B186]&lt;&gt;[.D186];-0.25*[.C18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87]);0;IF([.B187]=[.D187];[.C187];IF([.B187]&lt;&gt;[.D187];-0.25*[.C18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88]);0;IF([.B188]=[.D188];[.C188];IF([.B188]&lt;&gt;[.D188];-0.25*[.C188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89]);0;IF([.B189]=[.D189];[.C189];IF([.B189]&lt;&gt;[.D189];-0.25*[.C18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90]);0;IF([.B190]=[.D190];[.C190];IF([.B190]&lt;&gt;[.D190];-0.25*[.C19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91]);0;IF([.B191]=[.D191];[.C191];IF([.B191]&lt;&gt;[.D191];-0.25*[.C19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92]);0;IF([.B192]=[.D192];[.C192];IF([.B192]&lt;&gt;[.D192];-0.25*[.C19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93]);0;IF([.B193]=[.D193];[.C193];IF([.B193]&lt;&gt;[.D193];-0.25*[.C19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194]);0;IF([.B194]=[.D194];[.C194];IF([.B194]&lt;&gt;[.D194];-0.25*[.C19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95]);0;IF([.B195]=[.D195];[.C195];IF([.B195]&lt;&gt;[.D195];-0.25*[.C19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196]);0;IF([.B196]=[.D196];[.C196];IF([.B196]&lt;&gt;[.D196];-0.25*[.C19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197]);0;IF([.B197]=[.D197];[.C197];IF([.B197]&lt;&gt;[.D197];-0.25*[.C19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198]);0;IF([.B198]=[.D198];[.C198];IF([.B198]&lt;&gt;[.D198];-0.25*[.C19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182:.E198])" office:value-type="float" office:value="9.75" calcext:value-type="float">
            <text:p>9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nindya Midhey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02]);0;IF([.B202]=[.D202];[.C202];IF([.B202]&lt;&gt;[.D202];-0.25*[.C20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03]);0;IF([.B203]=[.D203];[.C203];IF([.B203]&lt;&gt;[.D203];-0.25*[.C20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04]);0;IF([.B204]=[.D204];[.C204];IF([.B204]&lt;&gt;[.D204];-0.25*[.C20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05]);0;IF([.B205]=[.D205];[.C205];IF([.B205]&lt;&gt;[.D205];-0.25*[.C20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06]);0;IF([.B206]=[.D206];[.C206];IF([.B206]&lt;&gt;[.D206];-0.25*[.C20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07]);0;IF([.B207]=[.D207];[.C207];IF([.B207]&lt;&gt;[.D207];-0.25*[.C20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08]);0;IF([.B208]=[.D208];[.C208];IF([.B208]&lt;&gt;[.D208];-0.25*[.C208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09]);0;IF([.B209]=[.D209];[.C209];IF([.B209]&lt;&gt;[.D209];-0.25*[.C20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10]);0;IF([.B210]=[.D210];[.C210];IF([.B210]&lt;&gt;[.D210];-0.25*[.C21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11]);0;IF([.B211]=[.D211];[.C211];IF([.B211]&lt;&gt;[.D211];-0.25*[.C2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12]);0;IF([.B212]=[.D212];[.C212];IF([.B212]&lt;&gt;[.D212];-0.25*[.C21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13]);0;IF([.B213]=[.D213];[.C213];IF([.B213]&lt;&gt;[.D213];-0.25*[.C2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14]);0;IF([.B214]=[.D214];[.C214];IF([.B214]&lt;&gt;[.D214];-0.25*[.C21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15]);0;IF([.B215]=[.D215];[.C215];IF([.B215]&lt;&gt;[.D215];-0.25*[.C21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16]);0;IF([.B216]=[.D216];[.C216];IF([.B216]&lt;&gt;[.D216];-0.25*[.C21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17]);0;IF([.B217]=[.D217];[.C217];IF([.B217]&lt;&gt;[.D217];-0.25*[.C21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18]);0;IF([.B218]=[.D218];[.C218];IF([.B218]&lt;&gt;[.D218];-0.25*[.C218])))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4"/>
          <table:table-cell table:formula="of:=SUM([.E202:.E218])" office:value-type="float" office:value="8.25" calcext:value-type="float">
            <text:p>8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Tamojit Monda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22]);0;IF([.B222]=[.D222];[.C222];IF([.B222]&lt;&gt;[.D222];-0.25*[.C22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23]);0;IF([.B223]=[.D223];[.C223];IF([.B223]&lt;&gt;[.D223];-0.25*[.C22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224]);0;IF([.B224]=[.D224];[.C224];IF([.B224]&lt;&gt;[.D224];-0.25*[.C22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25]);0;IF([.B225]=[.D225];[.C225];IF([.B225]&lt;&gt;[.D225];-0.25*[.C22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26]);0;IF([.B226]=[.D226];[.C226];IF([.B226]&lt;&gt;[.D226];-0.25*[.C22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27]);0;IF([.B227]=[.D227];[.C227];IF([.B227]&lt;&gt;[.D227];-0.25*[.C22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28]);0;IF([.B228]=[.D228];[.C228];IF([.B228]&lt;&gt;[.D228];-0.25*[.C228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29]);0;IF([.B229]=[.D229];[.C229];IF([.B229]&lt;&gt;[.D229];-0.25*[.C22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30]);0;IF([.B230]=[.D230];[.C230];IF([.B230]&lt;&gt;[.D230];-0.25*[.C23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31]);0;IF([.B231]=[.D231];[.C231];IF([.B231]&lt;&gt;[.D231];-0.25*[.C23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232]);0;IF([.B232]=[.D232];[.C232];IF([.B232]&lt;&gt;[.D232];-0.25*[.C23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33]);0;IF([.B233]=[.D233];[.C233];IF([.B233]&lt;&gt;[.D233];-0.25*[.C23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34]);0;IF([.B234]=[.D234];[.C234];IF([.B234]&lt;&gt;[.D234];-0.25*[.C23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ISBLANK([.D235]);0;IF([.B235]=[.D235];[.C235];IF([.B235]&lt;&gt;[.D235];-0.25*[.C235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36]);0;IF([.B236]=[.D236];[.C236];IF([.B236]&lt;&gt;[.D236];-0.25*[.C23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237]);0;IF([.B237]=[.D237];[.C237];IF([.B237]&lt;&gt;[.D237];-0.25*[.C23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38]);0;IF([.B238]=[.D238];[.C238];IF([.B238]&lt;&gt;[.D238];-0.25*[.C23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22:.E238])" office:value-type="float" office:value="11.5" calcext:value-type="float">
            <text:p>11.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rkaprava Jas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42]);0;IF([.B242]=[.D242];[.C242];IF([.B242]&lt;&gt;[.D242];-0.25*[.C24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43]);0;IF([.B243]=[.D243];[.C243];IF([.B243]&lt;&gt;[.D243];-0.25*[.C24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44]);0;IF([.B244]=[.D244];[.C244];IF([.B244]&lt;&gt;[.D244];-0.25*[.C24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45]);0;IF([.B245]=[.D245];[.C245];IF([.B245]&lt;&gt;[.D245];-0.25*[.C24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46]);0;IF([.B246]=[.D246];[.C246];IF([.B246]&lt;&gt;[.D246];-0.25*[.C24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47]);0;IF([.B247]=[.D247];[.C247];IF([.B247]&lt;&gt;[.D247];-0.25*[.C24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48]);0;IF([.B248]=[.D248];[.C248];IF([.B248]&lt;&gt;[.D248];-0.25*[.C24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49]);0;IF([.B249]=[.D249];[.C249];IF([.B249]&lt;&gt;[.D249];-0.25*[.C24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50]);0;IF([.B250]=[.D250];[.C250];IF([.B250]&lt;&gt;[.D250];-0.25*[.C25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51]);0;IF([.B251]=[.D251];[.C251];IF([.B251]&lt;&gt;[.D251];-0.25*[.C25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252]);0;IF([.B252]=[.D252];[.C252];IF([.B252]&lt;&gt;[.D252];-0.25*[.C252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53]);0;IF([.B253]=[.D253];[.C253];IF([.B253]&lt;&gt;[.D253];-0.25*[.C25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54]);0;IF([.B254]=[.D254];[.C254];IF([.B254]&lt;&gt;[.D254];-0.25*[.C25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55]);0;IF([.B255]=[.D255];[.C255];IF([.B255]&lt;&gt;[.D255];-0.25*[.C25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256]);0;IF([.B256]=[.D256];[.C256];IF([.B256]&lt;&gt;[.D256];-0.25*[.C256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57]);0;IF([.B257]=[.D257];[.C257];IF([.B257]&lt;&gt;[.D257];-0.25*[.C25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58]);0;IF([.B258]=[.D258];[.C258];IF([.B258]&lt;&gt;[.D258];-0.25*[.C25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42:.E258])" office:value-type="float" office:value="10.5" calcext:value-type="float">
            <text:p>10.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ubham Dangar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62]);0;IF([.B262]=[.D262];[.C262];IF([.B262]&lt;&gt;[.D262];-0.25*[.C26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63]);0;IF([.B263]=[.D263];[.C263];IF([.B263]&lt;&gt;[.D263];-0.25*[.C26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64]);0;IF([.B264]=[.D264];[.C264];IF([.B264]&lt;&gt;[.D264];-0.25*[.C26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65]);0;IF([.B265]=[.D265];[.C265];IF([.B265]&lt;&gt;[.D265];-0.25*[.C26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66]);0;IF([.B266]=[.D266];[.C266];IF([.B266]&lt;&gt;[.D266];-0.25*[.C26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67]);0;IF([.B267]=[.D267];[.C267];IF([.B267]&lt;&gt;[.D267];-0.25*[.C26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68]);0;IF([.B268]=[.D268];[.C268];IF([.B268]&lt;&gt;[.D268];-0.25*[.C26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69]);0;IF([.B269]=[.D269];[.C269];IF([.B269]&lt;&gt;[.D269];-0.25*[.C26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70]);0;IF([.B270]=[.D270];[.C270];IF([.B270]&lt;&gt;[.D270];-0.25*[.C27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71]);0;IF([.B271]=[.D271];[.C271];IF([.B271]&lt;&gt;[.D271];-0.25*[.C271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72]);0;IF([.B272]=[.D272];[.C272];IF([.B272]&lt;&gt;[.D272];-0.25*[.C27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73]);0;IF([.B273]=[.D273];[.C273];IF([.B273]&lt;&gt;[.D273];-0.25*[.C27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74]);0;IF([.B274]=[.D274];[.C274];IF([.B274]&lt;&gt;[.D274];-0.25*[.C27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275]);0;IF([.B275]=[.D275];[.C275];IF([.B275]&lt;&gt;[.D275];-0.25*[.C27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76]);0;IF([.B276]=[.D276];[.C276];IF([.B276]&lt;&gt;[.D276];-0.25*[.C27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277]);0;IF([.B277]=[.D277];[.C277];IF([.B277]&lt;&gt;[.D277];-0.25*[.C27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78]);0;IF([.B278]=[.D278];[.C278];IF([.B278]&lt;&gt;[.D278];-0.25*[.C27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62:.E278])" office:value-type="float" office:value="5.5" calcext:value-type="float">
            <text:p>5.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Jahar Kumar Pau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82]);0;IF([.B282]=[.D282];[.C282];IF([.B282]&lt;&gt;[.D282];-0.25*[.C28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83]);0;IF([.B283]=[.D283];[.C283];IF([.B283]&lt;&gt;[.D283];-0.25*[.C28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284]);0;IF([.B284]=[.D284];[.C284];IF([.B284]&lt;&gt;[.D284];-0.25*[.C28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85]);0;IF([.B285]=[.D285];[.C285];IF([.B285]&lt;&gt;[.D285];-0.25*[.C28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86]);0;IF([.B286]=[.D286];[.C286];IF([.B286]&lt;&gt;[.D286];-0.25*[.C28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87]);0;IF([.B287]=[.D287];[.C287];IF([.B287]&lt;&gt;[.D287];-0.25*[.C28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88]);0;IF([.B288]=[.D288];[.C288];IF([.B288]&lt;&gt;[.D288];-0.25*[.C28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89]);0;IF([.B289]=[.D289];[.C289];IF([.B289]&lt;&gt;[.D289];-0.25*[.C28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290]);0;IF([.B290]=[.D290];[.C290];IF([.B290]&lt;&gt;[.D290];-0.25*[.C290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91]);0;IF([.B291]=[.D291];[.C291];IF([.B291]&lt;&gt;[.D291];-0.25*[.C29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292]);0;IF([.B292]=[.D292];[.C292];IF([.B292]&lt;&gt;[.D292];-0.25*[.C29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93]);0;IF([.B293]=[.D293];[.C293];IF([.B293]&lt;&gt;[.D293];-0.25*[.C29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94]);0;IF([.B294]=[.D294];[.C294];IF([.B294]&lt;&gt;[.D294];-0.25*[.C29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ISBLANK([.D295]);0;IF([.B295]=[.D295];[.C295];IF([.B295]&lt;&gt;[.D295];-0.25*[.C295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296]);0;IF([.B296]=[.D296];[.C296];IF([.B296]&lt;&gt;[.D296];-0.25*[.C29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297]);0;IF([.B297]=[.D297];[.C297];IF([.B297]&lt;&gt;[.D297];-0.25*[.C29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298]);0;IF([.B298]=[.D298];[.C298];IF([.B298]&lt;&gt;[.D298];-0.25*[.C29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282:.E298])" office:value-type="float" office:value="15.25" calcext:value-type="float">
            <text:p>15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ovan Pa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02]);0;IF([.B302]=[.D302];[.C302];IF([.B302]&lt;&gt;[.D302];-0.25*[.C30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03]);0;IF([.B303]=[.D303];[.C303];IF([.B303]&lt;&gt;[.D303];-0.25*[.C30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04]);0;IF([.B304]=[.D304];[.C304];IF([.B304]&lt;&gt;[.D304];-0.25*[.C30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05]);0;IF([.B305]=[.D305];[.C305];IF([.B305]&lt;&gt;[.D305];-0.25*[.C30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06]);0;IF([.B306]=[.D306];[.C306];IF([.B306]&lt;&gt;[.D306];-0.25*[.C30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07]);0;IF([.B307]=[.D307];[.C307];IF([.B307]&lt;&gt;[.D307];-0.25*[.C30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08]);0;IF([.B308]=[.D308];[.C308];IF([.B308]&lt;&gt;[.D308];-0.25*[.C30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09]);0;IF([.B309]=[.D309];[.C309];IF([.B309]&lt;&gt;[.D309];-0.25*[.C30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ISBLANK([.D310]);0;IF([.B310]=[.D310];[.C310];IF([.B310]&lt;&gt;[.D310];-0.25*[.C310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11]);0;IF([.B311]=[.D311];[.C311];IF([.B311]&lt;&gt;[.D311];-0.25*[.C3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312]);0;IF([.B312]=[.D312];[.C312];IF([.B312]&lt;&gt;[.D312];-0.25*[.C312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13]);0;IF([.B313]=[.D313];[.C313];IF([.B313]&lt;&gt;[.D313];-0.25*[.C3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14]);0;IF([.B314]=[.D314];[.C314];IF([.B314]&lt;&gt;[.D314];-0.25*[.C314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15]);0;IF([.B315]=[.D315];[.C315];IF([.B315]&lt;&gt;[.D315];-0.25*[.C31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16]);0;IF([.B316]=[.D316];[.C316];IF([.B316]&lt;&gt;[.D316];-0.25*[.C316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17]);0;IF([.B317]=[.D317];[.C317];IF([.B317]&lt;&gt;[.D317];-0.25*[.C31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18]);0;IF([.B318]=[.D318];[.C318];IF([.B318]&lt;&gt;[.D318];-0.25*[.C31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302:.E318])" office:value-type="float" office:value="11.25" calcext:value-type="float">
            <text:p>11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ubhajit Pau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22]);0;IF([.B322]=[.D322];[.C322];IF([.B322]&lt;&gt;[.D322];-0.25*[.C32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23]);0;IF([.B323]=[.D323];[.C323];IF([.B323]&lt;&gt;[.D323];-0.25*[.C32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24]);0;IF([.B324]=[.D324];[.C324];IF([.B324]&lt;&gt;[.D324];-0.25*[.C32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25]);0;IF([.B325]=[.D325];[.C325];IF([.B325]&lt;&gt;[.D325];-0.25*[.C32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26]);0;IF([.B326]=[.D326];[.C326];IF([.B326]&lt;&gt;[.D326];-0.25*[.C32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27]);0;IF([.B327]=[.D327];[.C327];IF([.B327]&lt;&gt;[.D327];-0.25*[.C32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28]);0;IF([.B328]=[.D328];[.C328];IF([.B328]&lt;&gt;[.D328];-0.25*[.C32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29]);0;IF([.B329]=[.D329];[.C329];IF([.B329]&lt;&gt;[.D329];-0.25*[.C32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30]);0;IF([.B330]=[.D330];[.C330];IF([.B330]&lt;&gt;[.D330];-0.25*[.C33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31]);0;IF([.B331]=[.D331];[.C331];IF([.B331]&lt;&gt;[.D331];-0.25*[.C33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32]);0;IF([.B332]=[.D332];[.C332];IF([.B332]&lt;&gt;[.D332];-0.25*[.C33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33]);0;IF([.B333]=[.D333];[.C333];IF([.B333]&lt;&gt;[.D333];-0.25*[.C33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34]);0;IF([.B334]=[.D334];[.C334];IF([.B334]&lt;&gt;[.D334];-0.25*[.C33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35]);0;IF([.B335]=[.D335];[.C335];IF([.B335]&lt;&gt;[.D335];-0.25*[.C33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36]);0;IF([.B336]=[.D336];[.C336];IF([.B336]&lt;&gt;[.D336];-0.25*[.C33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37]);0;IF([.B337]=[.D337];[.C337];IF([.B337]&lt;&gt;[.D337];-0.25*[.C33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38]);0;IF([.B338]=[.D338];[.C338];IF([.B338]&lt;&gt;[.D338];-0.25*[.C33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322:.E338])" office:value-type="float" office:value="10.75" calcext:value-type="float">
            <text:p>10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yan Kumar Batabya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42]);0;IF([.B342]=[.D342];[.C342];IF([.B342]&lt;&gt;[.D342];-0.25*[.C34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43]);0;IF([.B343]=[.D343];[.C343];IF([.B343]&lt;&gt;[.D343];-0.25*[.C34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44]);0;IF([.B344]=[.D344];[.C344];IF([.B344]&lt;&gt;[.D344];-0.25*[.C34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45]);0;IF([.B345]=[.D345];[.C345];IF([.B345]&lt;&gt;[.D345];-0.25*[.C34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46]);0;IF([.B346]=[.D346];[.C346];IF([.B346]&lt;&gt;[.D346];-0.25*[.C34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47]);0;IF([.B347]=[.D347];[.C347];IF([.B347]&lt;&gt;[.D347];-0.25*[.C34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48]);0;IF([.B348]=[.D348];[.C348];IF([.B348]&lt;&gt;[.D348];-0.25*[.C34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49]);0;IF([.B349]=[.D349];[.C349];IF([.B349]&lt;&gt;[.D349];-0.25*[.C34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50]);0;IF([.B350]=[.D350];[.C350];IF([.B350]&lt;&gt;[.D350];-0.25*[.C35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51]);0;IF([.B351]=[.D351];[.C351];IF([.B351]&lt;&gt;[.D351];-0.25*[.C35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52]);0;IF([.B352]=[.D352];[.C352];IF([.B352]&lt;&gt;[.D352];-0.25*[.C35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53]);0;IF([.B353]=[.D353];[.C353];IF([.B353]&lt;&gt;[.D353];-0.25*[.C35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54]);0;IF([.B354]=[.D354];[.C354];IF([.B354]&lt;&gt;[.D354];-0.25*[.C35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55]);0;IF([.B355]=[.D355];[.C355];IF([.B355]&lt;&gt;[.D355];-0.25*[.C35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56]);0;IF([.B356]=[.D356];[.C356];IF([.B356]&lt;&gt;[.D356];-0.25*[.C35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57]);0;IF([.B357]=[.D357];[.C357];IF([.B357]&lt;&gt;[.D357];-0.25*[.C35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58]);0;IF([.B358]=[.D358];[.C358];IF([.B358]&lt;&gt;[.D358];-0.25*[.C35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342:.E358])" office:value-type="float" office:value="7.25" calcext:value-type="float">
            <text:p>7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Niladri Banerjee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62]);0;IF([.B362]=[.D362];[.C362];IF([.B362]&lt;&gt;[.D362];-0.25*[.C36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63]);0;IF([.B363]=[.D363];[.C363];IF([.B363]&lt;&gt;[.D363];-0.25*[.C36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364]);0;IF([.B364]=[.D364];[.C364];IF([.B364]&lt;&gt;[.D364];-0.25*[.C36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65]);0;IF([.B365]=[.D365];[.C365];IF([.B365]&lt;&gt;[.D365];-0.25*[.C36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66]);0;IF([.B366]=[.D366];[.C366];IF([.B366]&lt;&gt;[.D366];-0.25*[.C36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67]);0;IF([.B367]=[.D367];[.C367];IF([.B367]&lt;&gt;[.D367];-0.25*[.C36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68]);0;IF([.B368]=[.D368];[.C368];IF([.B368]&lt;&gt;[.D368];-0.25*[.C36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69]);0;IF([.B369]=[.D369];[.C369];IF([.B369]&lt;&gt;[.D369];-0.25*[.C36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70]);0;IF([.B370]=[.D370];[.C370];IF([.B370]&lt;&gt;[.D370];-0.25*[.C37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71]);0;IF([.B371]=[.D371];[.C371];IF([.B371]&lt;&gt;[.D371];-0.25*[.C37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72]);0;IF([.B372]=[.D372];[.C372];IF([.B372]&lt;&gt;[.D372];-0.25*[.C37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73]);0;IF([.B373]=[.D373];[.C373];IF([.B373]&lt;&gt;[.D373];-0.25*[.C37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74]);0;IF([.B374]=[.D374];[.C374];IF([.B374]&lt;&gt;[.D374];-0.25*[.C37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75]);0;IF([.B375]=[.D375];[.C375];IF([.B375]&lt;&gt;[.D375];-0.25*[.C37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76]);0;IF([.B376]=[.D376];[.C376];IF([.B376]&lt;&gt;[.D376];-0.25*[.C37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77]);0;IF([.B377]=[.D377];[.C377];IF([.B377]&lt;&gt;[.D377];-0.25*[.C37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78]);0;IF([.B378]=[.D378];[.C378];IF([.B378]&lt;&gt;[.D378];-0.25*[.C378])))" office:value-type="float" office:value="-0.25" calcext:value-type="float">
            <text:p>-0.25</text:p>
          </table:table-cell>
        </table:table-row>
        <table:table-row table:style-name="ro3">
          <table:table-cell table:style-name="Default" table:number-columns-repeated="4"/>
          <table:table-cell table:formula="of:=SUM([.E362:.E378])" office:value-type="float" office:value="10.25" calcext:value-type="float">
            <text:p>10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Aniruddha Datta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82]);0;IF([.B382]=[.D382];[.C382];IF([.B382]&lt;&gt;[.D382];-0.25*[.C38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83]);0;IF([.B383]=[.D383];[.C383];IF([.B383]&lt;&gt;[.D383];-0.25*[.C38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84]);0;IF([.B384]=[.D384];[.C384];IF([.B384]&lt;&gt;[.D384];-0.25*[.C38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85]);0;IF([.B385]=[.D385];[.C385];IF([.B385]&lt;&gt;[.D385];-0.25*[.C38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86]);0;IF([.B386]=[.D386];[.C386];IF([.B386]&lt;&gt;[.D386];-0.25*[.C38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387]);0;IF([.B387]=[.D387];[.C387];IF([.B387]&lt;&gt;[.D387];-0.25*[.C38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88]);0;IF([.B388]=[.D388];[.C388];IF([.B388]&lt;&gt;[.D388];-0.25*[.C38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389]);0;IF([.B389]=[.D389];[.C389];IF([.B389]&lt;&gt;[.D389];-0.25*[.C38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90]);0;IF([.B390]=[.D390];[.C390];IF([.B390]&lt;&gt;[.D390];-0.25*[.C39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91]);0;IF([.B391]=[.D391];[.C391];IF([.B391]&lt;&gt;[.D391];-0.25*[.C39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392]);0;IF([.B392]=[.D392];[.C392];IF([.B392]&lt;&gt;[.D392];-0.25*[.C392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93]);0;IF([.B393]=[.D393];[.C393];IF([.B393]&lt;&gt;[.D393];-0.25*[.C39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94]);0;IF([.B394]=[.D394];[.C394];IF([.B394]&lt;&gt;[.D394];-0.25*[.C39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395]);0;IF([.B395]=[.D395];[.C395];IF([.B395]&lt;&gt;[.D395];-0.25*[.C39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396]);0;IF([.B396]=[.D396];[.C396];IF([.B396]&lt;&gt;[.D396];-0.25*[.C39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397]);0;IF([.B397]=[.D397];[.C397];IF([.B397]&lt;&gt;[.D397];-0.25*[.C39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98]);0;IF([.B398]=[.D398];[.C398];IF([.B398]&lt;&gt;[.D398];-0.25*[.C398])))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4"/>
          <table:table-cell table:formula="of:=SUM([.E382:.E398])" office:value-type="float" office:value="7.75" calcext:value-type="float">
            <text:p>7.7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ahasrangshu Roy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402]);0;IF([.B402]=[.D402];[.C402];IF([.B402]&lt;&gt;[.D402];-0.25*[.C40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03]);0;IF([.B403]=[.D403];[.C403];IF([.B403]&lt;&gt;[.D403];-0.25*[.C40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04]);0;IF([.B404]=[.D404];[.C404];IF([.B404]&lt;&gt;[.D404];-0.25*[.C40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05]);0;IF([.B405]=[.D405];[.C405];IF([.B405]&lt;&gt;[.D405];-0.25*[.C40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06]);0;IF([.B406]=[.D406];[.C406];IF([.B406]&lt;&gt;[.D406];-0.25*[.C40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07]);0;IF([.B407]=[.D407];[.C407];IF([.B407]&lt;&gt;[.D407];-0.25*[.C40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08]);0;IF([.B408]=[.D408];[.C408];IF([.B408]&lt;&gt;[.D408];-0.25*[.C40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09]);0;IF([.B409]=[.D409];[.C409];IF([.B409]&lt;&gt;[.D409];-0.25*[.C40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410]);0;IF([.B410]=[.D410];[.C410];IF([.B410]&lt;&gt;[.D410];-0.25*[.C410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11]);0;IF([.B411]=[.D411];[.C411];IF([.B411]&lt;&gt;[.D411];-0.25*[.C4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12]);0;IF([.B412]=[.D412];[.C412];IF([.B412]&lt;&gt;[.D412];-0.25*[.C41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13]);0;IF([.B413]=[.D413];[.C413];IF([.B413]&lt;&gt;[.D413];-0.25*[.C4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14]);0;IF([.B414]=[.D414];[.C414];IF([.B414]&lt;&gt;[.D414];-0.25*[.C41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15]);0;IF([.B415]=[.D415];[.C415];IF([.B415]&lt;&gt;[.D415];-0.25*[.C41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16]);0;IF([.B416]=[.D416];[.C416];IF([.B416]&lt;&gt;[.D416];-0.25*[.C416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417]);0;IF([.B417]=[.D417];[.C417];IF([.B417]&lt;&gt;[.D417];-0.25*[.C41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18]);0;IF([.B418]=[.D418];[.C418];IF([.B418]&lt;&gt;[.D418];-0.25*[.C41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402:.E418])" office:value-type="float" office:value="14.25" calcext:value-type="float">
            <text:p>14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Tanmoy Pau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22]);0;IF([.B422]=[.D422];[.C422];IF([.B422]&lt;&gt;[.D422];-0.25*[.C42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23]);0;IF([.B423]=[.D423];[.C423];IF([.B423]&lt;&gt;[.D423];-0.25*[.C42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24]);0;IF([.B424]=[.D424];[.C424];IF([.B424]&lt;&gt;[.D424];-0.25*[.C42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25]);0;IF([.B425]=[.D425];[.C425];IF([.B425]&lt;&gt;[.D425];-0.25*[.C42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26]);0;IF([.B426]=[.D426];[.C426];IF([.B426]&lt;&gt;[.D426];-0.25*[.C42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27]);0;IF([.B427]=[.D427];[.C427];IF([.B427]&lt;&gt;[.D427];-0.25*[.C427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28]);0;IF([.B428]=[.D428];[.C428];IF([.B428]&lt;&gt;[.D428];-0.25*[.C42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29]);0;IF([.B429]=[.D429];[.C429];IF([.B429]&lt;&gt;[.D429];-0.25*[.C42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30]);0;IF([.B430]=[.D430];[.C430];IF([.B430]&lt;&gt;[.D430];-0.25*[.C43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31]);0;IF([.B431]=[.D431];[.C431];IF([.B431]&lt;&gt;[.D431];-0.25*[.C43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32]);0;IF([.B432]=[.D432];[.C432];IF([.B432]&lt;&gt;[.D432];-0.25*[.C43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33]);0;IF([.B433]=[.D433];[.C433];IF([.B433]&lt;&gt;[.D433];-0.25*[.C43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34]);0;IF([.B434]=[.D434];[.C434];IF([.B434]&lt;&gt;[.D434];-0.25*[.C43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35]);0;IF([.B435]=[.D435];[.C435];IF([.B435]&lt;&gt;[.D435];-0.25*[.C43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36]);0;IF([.B436]=[.D436];[.C436];IF([.B436]&lt;&gt;[.D436];-0.25*[.C43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37]);0;IF([.B437]=[.D437];[.C437];IF([.B437]&lt;&gt;[.D437];-0.25*[.C43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38]);0;IF([.B438]=[.D438];[.C438];IF([.B438]&lt;&gt;[.D438];-0.25*[.C43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422:.E438])" office:value-type="float" office:value="8" calcext:value-type="float">
            <text:p>8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Pratik Sarkar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42]);0;IF([.B442]=[.D442];[.C442];IF([.B442]&lt;&gt;[.D442];-0.25*[.C44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43]);0;IF([.B443]=[.D443];[.C443];IF([.B443]&lt;&gt;[.D443];-0.25*[.C44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44]);0;IF([.B444]=[.D444];[.C444];IF([.B444]&lt;&gt;[.D444];-0.25*[.C44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45]);0;IF([.B445]=[.D445];[.C445];IF([.B445]&lt;&gt;[.D445];-0.25*[.C44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46]);0;IF([.B446]=[.D446];[.C446];IF([.B446]&lt;&gt;[.D446];-0.25*[.C44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47]);0;IF([.B447]=[.D447];[.C447];IF([.B447]&lt;&gt;[.D447];-0.25*[.C44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48]);0;IF([.B448]=[.D448];[.C448];IF([.B448]&lt;&gt;[.D448];-0.25*[.C44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49]);0;IF([.B449]=[.D449];[.C449];IF([.B449]&lt;&gt;[.D449];-0.25*[.C449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50]);0;IF([.B450]=[.D450];[.C450];IF([.B450]&lt;&gt;[.D450];-0.25*[.C45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51]);0;IF([.B451]=[.D451];[.C451];IF([.B451]&lt;&gt;[.D451];-0.25*[.C45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52]);0;IF([.B452]=[.D452];[.C452];IF([.B452]&lt;&gt;[.D452];-0.25*[.C45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53]);0;IF([.B453]=[.D453];[.C453];IF([.B453]&lt;&gt;[.D453];-0.25*[.C45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54]);0;IF([.B454]=[.D454];[.C454];IF([.B454]&lt;&gt;[.D454];-0.25*[.C45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55]);0;IF([.B455]=[.D455];[.C455];IF([.B455]&lt;&gt;[.D455];-0.25*[.C45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56]);0;IF([.B456]=[.D456];[.C456];IF([.B456]&lt;&gt;[.D456];-0.25*[.C45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57]);0;IF([.B457]=[.D457];[.C457];IF([.B457]&lt;&gt;[.D457];-0.25*[.C45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58]);0;IF([.B458]=[.D458];[.C458];IF([.B458]&lt;&gt;[.D458];-0.25*[.C458])))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4"/>
          <table:table-cell table:formula="of:=SUM([.E442:.E458])" office:value-type="float" office:value="4.5" calcext:value-type="float">
            <text:p>4.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Manas Mondal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62]);0;IF([.B462]=[.D462];[.C462];IF([.B462]&lt;&gt;[.D462];-0.25*[.C46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63]);0;IF([.B463]=[.D463];[.C463];IF([.B463]&lt;&gt;[.D463];-0.25*[.C463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64]);0;IF([.B464]=[.D464];[.C464];IF([.B464]&lt;&gt;[.D464];-0.25*[.C464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65]);0;IF([.B465]=[.D465];[.C465];IF([.B465]&lt;&gt;[.D465];-0.25*[.C46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66]);0;IF([.B466]=[.D466];[.C466];IF([.B466]&lt;&gt;[.D466];-0.25*[.C46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67]);0;IF([.B467]=[.D467];[.C467];IF([.B467]&lt;&gt;[.D467];-0.25*[.C46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68]);0;IF([.B468]=[.D468];[.C468];IF([.B468]&lt;&gt;[.D468];-0.25*[.C46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69]);0;IF([.B469]=[.D469];[.C469];IF([.B469]&lt;&gt;[.D469];-0.25*[.C469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70]);0;IF([.B470]=[.D470];[.C470];IF([.B470]&lt;&gt;[.D470];-0.25*[.C470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71]);0;IF([.B471]=[.D471];[.C471];IF([.B471]&lt;&gt;[.D471];-0.25*[.C47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72]);0;IF([.B472]=[.D472];[.C472];IF([.B472]&lt;&gt;[.D472];-0.25*[.C47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73]);0;IF([.B473]=[.D473];[.C473];IF([.B473]&lt;&gt;[.D473];-0.25*[.C47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74]);0;IF([.B474]=[.D474];[.C474];IF([.B474]&lt;&gt;[.D474];-0.25*[.C47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75]);0;IF([.B475]=[.D475];[.C475];IF([.B475]&lt;&gt;[.D475];-0.25*[.C47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76]);0;IF([.B476]=[.D476];[.C476];IF([.B476]&lt;&gt;[.D476];-0.25*[.C47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77]);0;IF([.B477]=[.D477];[.C477];IF([.B477]&lt;&gt;[.D477];-0.25*[.C477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78]);0;IF([.B478]=[.D478];[.C478];IF([.B478]&lt;&gt;[.D478];-0.25*[.C47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462:.E478])" office:value-type="float" office:value="10" calcext:value-type="float">
            <text:p>10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Sagnik Chandra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82]);0;IF([.B482]=[.D482];[.C482];IF([.B482]&lt;&gt;[.D482];-0.25*[.C482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83]);0;IF([.B483]=[.D483];[.C483];IF([.B483]&lt;&gt;[.D483];-0.25*[.C48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84]);0;IF([.B484]=[.D484];[.C484];IF([.B484]&lt;&gt;[.D484];-0.25*[.C48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85]);0;IF([.B485]=[.D485];[.C485];IF([.B485]&lt;&gt;[.D485];-0.25*[.C485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86]);0;IF([.B486]=[.D486];[.C486];IF([.B486]&lt;&gt;[.D486];-0.25*[.C48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487]);0;IF([.B487]=[.D487];[.C487];IF([.B487]&lt;&gt;[.D487];-0.25*[.C48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IF(ISBLANK([.D488]);0;IF([.B488]=[.D488];[.C488];IF([.B488]&lt;&gt;[.D488];-0.25*[.C488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89]);0;IF([.B489]=[.D489];[.C489];IF([.B489]&lt;&gt;[.D489];-0.25*[.C48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90]);0;IF([.B490]=[.D490];[.C490];IF([.B490]&lt;&gt;[.D490];-0.25*[.C49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491]);0;IF([.B491]=[.D491];[.C491];IF([.B491]&lt;&gt;[.D491];-0.25*[.C49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92]);0;IF([.B492]=[.D492];[.C492];IF([.B492]&lt;&gt;[.D492];-0.25*[.C49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93]);0;IF([.B493]=[.D493];[.C493];IF([.B493]&lt;&gt;[.D493];-0.25*[.C49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494]);0;IF([.B494]=[.D494];[.C494];IF([.B494]&lt;&gt;[.D494];-0.25*[.C49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95]);0;IF([.B495]=[.D495];[.C495];IF([.B495]&lt;&gt;[.D495];-0.25*[.C49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96]);0;IF([.B496]=[.D496];[.C496];IF([.B496]&lt;&gt;[.D496];-0.25*[.C496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497]);0;IF([.B497]=[.D497];[.C497];IF([.B497]&lt;&gt;[.D497];-0.25*[.C497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498]);0;IF([.B498]=[.D498];[.C498];IF([.B498]&lt;&gt;[.D498];-0.25*[.C498])))" office:value-type="float" office:value="-0.25" calcext:value-type="float">
            <text:p>-0.25</text:p>
          </table:table-cell>
        </table:table-row>
        <table:table-row table:style-name="ro3">
          <table:table-cell table:style-name="Default" table:number-columns-repeated="4"/>
          <table:table-cell table:formula="of:=SUM([.E482:.E498])" office:value-type="float" office:value="11.25" calcext:value-type="float">
            <text:p>11.25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 office:value-type="string" calcext:value-type="string">
            <text:p>Rupam Das</text:p>
          </table:table-cell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02]);0;IF([.B502]=[.D502];[.C502];IF([.B502]&lt;&gt;[.D502];-0.25*[.C50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503]);0;IF([.B503]=[.D503];[.C503];IF([.B503]&lt;&gt;[.D503];-0.25*[.C50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ISBLANK([.D504]);0;IF([.B504]=[.D504];[.C504];IF([.B504]&lt;&gt;[.D504];-0.25*[.C504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05]);0;IF([.B505]=[.D505];[.C505];IF([.B505]&lt;&gt;[.D505];-0.25*[.C505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06]);0;IF([.B506]=[.D506];[.C506];IF([.B506]&lt;&gt;[.D506];-0.25*[.C50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07]);0;IF([.B507]=[.D507];[.C507];IF([.B507]&lt;&gt;[.D507];-0.25*[.C507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08]);0;IF([.B508]=[.D508];[.C508];IF([.B508]&lt;&gt;[.D508];-0.25*[.C508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ISBLANK([.D509]);0;IF([.B509]=[.D509];[.C509];IF([.B509]&lt;&gt;[.D509];-0.25*[.C509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10]);0;IF([.B510]=[.D510];[.C510];IF([.B510]&lt;&gt;[.D510];-0.25*[.C510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11]);0;IF([.B511]=[.D511];[.C511];IF([.B511]&lt;&gt;[.D511];-0.25*[.C511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ISBLANK([.D512]);0;IF([.B512]=[.D512];[.C512];IF([.B512]&lt;&gt;[.D512];-0.25*[.C512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13]);0;IF([.B513]=[.D513];[.C513];IF([.B513]&lt;&gt;[.D513];-0.25*[.C513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ISBLANK([.D514]);0;IF([.B514]=[.D514];[.C514];IF([.B514]&lt;&gt;[.D514];-0.25*[.C514]))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ISBLANK([.D515]);0;IF([.B515]=[.D515];[.C515];IF([.B515]&lt;&gt;[.D515];-0.25*[.C515]))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16]);0;IF([.B516]=[.D516];[.C516];IF([.B516]&lt;&gt;[.D516];-0.25*[.C516])))" office:value-type="float" office:value="-0.25" calcext:value-type="float">
            <text:p>-0.2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ISBLANK([.D517]);0;IF([.B517]=[.D517];[.C517];IF([.B517]&lt;&gt;[.D517];-0.25*[.C517])))" office:value-type="float" office:value="-0.5" calcext:value-type="float">
            <text:p>-0.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IF(ISBLANK([.D518]);0;IF([.B518]=[.D518];[.C518];IF([.B518]&lt;&gt;[.D518];-0.25*[.C518])))"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  <table:table-cell table:formula="of:=SUM([.E502:.E518])" office:value-type="float" office:value="10" calcext:value-type="float">
            <text:p>10</text:p>
          </table:table-cell>
        </table:table-row>
      </table:table>
      <table:table table:name="marks calc" table:style-name="ta1">
        <table:table-column table:style-name="co5" table:number-columns-repeated="3" table:default-cell-style-name="ce35"/>
        <table:table-column table:style-name="co11" table:number-columns-repeated="2" table:default-cell-style-name="ce36"/>
        <table:table-row table:style-name="ro3">
          <table:table-cell office:value-type="string" calcext:value-type="string">
            <text:p>Q No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rks</text:p>
          </table:table-cell>
          <table:table-cell table:style-name="ce35"/>
          <table:table-cell table:style-name="ce35" office:value-type="string" calcext:value-type="string">
            <text:p>mark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2]);0;IF([.B2]=[.D2];[.C2];IF([.B2]&lt;&gt;[.D2];-0.25*[.C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3]);0;IF([.B3]=[.D3];[.C3];IF([.B3]&lt;&gt;[.D3];-0.25*[.C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4]);0;IF([.B4]=[.D4];[.C4];IF([.B4]&lt;&gt;[.D4];-0.25*[.C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5]);0;IF([.B5]=[.D5];[.C5];IF([.B5]&lt;&gt;[.D5];-0.25*[.C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6]);0;IF([.B6]=[.D6];[.C6];IF([.B6]&lt;&gt;[.D6];-0.25*[.C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7]);0;IF([.B7]=[.D7];[.C7];IF([.B7]&lt;&gt;[.D7];-0.25*[.C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8]);0;IF([.B8]=[.D8];[.C8];IF([.B8]&lt;&gt;[.D8];-0.25*[.C8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9]);0;IF([.B9]=[.D9];[.C9];IF([.B9]&lt;&gt;[.D9];-0.25*[.C9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0]);0;IF([.B10]=[.D10];[.C10];IF([.B10]&lt;&gt;[.D10];-0.25*[.C10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1]);0;IF([.B11]=[.D11];[.C11];IF([.B11]&lt;&gt;[.D11];-0.25*[.C11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2]);0;IF([.B12]=[.D12];[.C12];IF([.B12]&lt;&gt;[.D12];-0.25*[.C12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3]);0;IF([.B13]=[.D13];[.C13];IF([.B13]&lt;&gt;[.D13];-0.25*[.C13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4]);0;IF([.B14]=[.D14];[.C14];IF([.B14]&lt;&gt;[.D14];-0.25*[.C14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5]);0;IF([.B15]=[.D15];[.C15];IF([.B15]&lt;&gt;[.D15];-0.25*[.C15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6]);0;IF([.B16]=[.D16];[.C16];IF([.B16]&lt;&gt;[.D16];-0.25*[.C16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D17]);0;IF([.B17]=[.D17];[.C17];IF([.B17]&lt;&gt;[.D17];-0.25*[.C17]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D18]);0;IF([.B18]=[.D18];[.C18];IF([.B18]&lt;&gt;[.D18];-0.25*[.C18])))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4"/>
          <table:table-cell table:formula="of:=SUM([.E2:.E18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nsolidated.A1:consolidated.D32" table:display-filter-buttons="true"/>
        <table:database-range table:name="__Anonymous_Sheet_DB__1" table:target-range-address="'set A'.A1:'set A'.D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atin Modern Math" svg:font-family="'Latin Modern Math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:</number:text>
      <number:seconds number:style="long"/>
    </number:time-style>
    <number:percentage-style style:name="N135">
      <number:number number:decimal-places="1" number:min-decimal-places="1" number:min-integer-digits="1"/>
      <number:text>%</number:text>
    </number:percentage-style>
    <number:time-style style:name="N136">
      <number:hours/>
      <number:text>:</number:text>
      <number:minutes number:style="long"/>
    </number:time-style>
    <number:currency-style style:name="N137">
      <number:currency-symbol number:language="en" number:country="AU">€</number:currency-symbol>
      <number:text> </number:text>
      <number:number number:decimal-places="2" number:min-decimal-places="2" number:min-integer-digits="1" number:grouping="true"/>
    </number:currency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">
      <number:text>£</number:text>
      <number:number number:decimal-places="2" number:min-decimal-places="2" number:min-integer-digits="1" number:grouping="true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hours/>
      <number:text>:</number:text>
      <number:minutes number:style="long"/>
      <number:text> </number:text>
      <number:am-pm/>
    </number:time-style>
    <number:currency-style style:name="N145">
      <number:number number:decimal-places="2" number:min-decimal-places="2" number:min-integer-digits="1" number:grouping="true"/>
      <number:text>  </number:text>
      <number:currency-symbol number:language="chr" number:script="Cher" number:country="US">$</number:currency-symbol>
    </number:currency-style>
    <number:date-style style:name="N146"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 number:decimal-places="1"/>
    </number:time-style>
    <number:date-style style:name="N150">
      <number:day/>
      <number:text>-</number:text>
      <number:month number:textual="true"/>
      <number:text>-</number:text>
      <number:year/>
    </number:dat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/</number:text>
      <number:month number:style="long"/>
      <number:text>/</number:text>
      <number:year number:style="long"/>
    </number:date-style>
    <number:time-style style:name="N15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8:48:34.915955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1T20:56:59.034527552</dc:date>
    <meta:editing-duration>PT2H39M20S</meta:editing-duration>
    <meta:editing-cycles>63</meta:editing-cycles>
    <meta:generator>LibreOffice/24.2.0.3$MacOSX_X86_64 LibreOffice_project/da48488a73ddd66ea24cf16bbc4f7b9c08e9bea1</meta:generator>
    <dc:creator>Niladri Banerjee</dc:creator>
    <meta:document-statistic meta:table-count="6" meta:cell-count="2653" meta:object-count="0"/>
  </office:meta>
</office:document-meta>
</file>